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F" svg:font-family="" style:font-family-generic="roman"/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69d" officeooo:paragraph-rsid="000f369d"/>
    </style:style>
    <style:style style:name="P2" style:family="paragraph" style:parent-style-name="Standard">
      <style:text-properties officeooo:rsid="0010fe76" officeooo:paragraph-rsid="0010fe76"/>
    </style:style>
    <style:style style:name="P3" style:family="paragraph" style:parent-style-name="Standard">
      <style:text-properties officeooo:rsid="0011aa32" officeooo:paragraph-rsid="0011aa32"/>
    </style:style>
    <style:style style:name="P4" style:family="paragraph" style:parent-style-name="Standard">
      <style:text-properties officeooo:rsid="0014fc54" officeooo:paragraph-rsid="0014fc54"/>
    </style:style>
    <style:style style:name="P5" style:family="paragraph" style:parent-style-name="Standard">
      <style:text-properties style:font-name="monospace" officeooo:rsid="0010fe76" officeooo:paragraph-rsid="0010fe76"/>
    </style:style>
    <style:style style:name="P6" style:family="paragraph" style:parent-style-name="Standard">
      <style:text-properties style:font-name="Liberation Serif" officeooo:rsid="0014fc54" officeooo:paragraph-rsid="0014fc54"/>
    </style:style>
    <style:style style:name="P7" style:family="paragraph" style:parent-style-name="Standard">
      <style:text-properties style:font-name="Liberation Serif" officeooo:rsid="00185a5a" officeooo:paragraph-rsid="00185a5a"/>
    </style:style>
    <style:style style:name="P8" style:family="paragraph" style:parent-style-name="Standard">
      <style:text-properties officeooo:paragraph-rsid="0014fc54"/>
    </style:style>
    <style:style style:name="P9" style:family="paragraph" style:parent-style-name="Standard">
      <style:text-properties officeooo:paragraph-rsid="00185a5a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4fc54"/>
    </style:style>
    <style:style style:name="T5" style:family="text">
      <style:text-properties officeooo:rsid="00185a5a"/>
    </style:style>
    <style:style style:name="T6" style:family="text">
      <style:text-properties style:font-name="monospace"/>
    </style:style>
    <style:style style:name="T7" style:family="text">
      <style:text-properties fo:font-size="12pt"/>
    </style:style>
    <style:style style:name="gr1" style:family="graphic">
      <style:graphic-properties draw:stroke="solid" svg:stroke-width="0.101cm" svg:stroke-color="#3465a4" draw:marker-start-width="0.503cm" draw:marker-end-width="0.503cm" draw:fill="none" draw:fill-color="#ffffff" fo:min-height="5.928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ídeo 1</text:p>
      <text:p text:style-name="P2">Primero de todo tenemos que inciciar nuestros contenedores de docker y entrar al bash del workspace que se hace de la siguiente forma:</text:p>
      <text:p text:style-name="P2"><draw:frame text:anchor-type="paragraph" draw:z-index="0" draw:name="Shape1" draw:style-name="gr1" draw:text-style-name="P10" svg:width="18.294cm" svg:height="6.028cm" svg:x="0.192cm" svg:y="0.148cm"><draw:text-box><text:p><text:span text:style-name="T7">Consideraciones: la carpeta de proyectos es ~/laravel y dentro de esta tenemos la del framework </text:span>laradock (~/laravel/laradock)</text:p><text:p><text:span text:style-name="T7"/></text:p><text:p><text:span text:style-name="T7">Mis aliases del ~/.bash_aliases son:</text:span></text:p><text:p><text:span text:style-name="T7"/></text:p><text:p><text:span text:style-name="T7">alias laravel='cd ; cd laravel'</text:span></text:p><text:p><text:span text:style-name="T7">alias laradock='laravel ; cd laradock'</text:span></text:p><text:p><text:span text:style-name="T7">alias dup='laradock ; sudo docker-compose up -d nginx mysql phpmyadmin workspace ; laravel'</text:span></text:p><text:p><text:span text:style-name="T7">alias de='laradock ; sudo docker-compose exec workspace bash ; laravel'</text:span></text:p><text:p><text:span text:style-name="T7">alias ds='laradock ; sudo docker-compose stop ; laravel'</text:span></text:p><text:p><text:span text:style-name="T7">alias dr='laradock ; sudo docker-compose restart ; laravel'</text:span></text:p></draw:text-box></draw:frame><text:s/></text:p>
      <text:p text:style-name="P4">Hacemos dup, luego de y ya podemos ejecutar:</text:p>
      <text:p text:style-name="P3"/>
      <text:p text:style-name="P5"><text:span text:style-name="T1">composer create-project laravel/laravel social "5.6.12"</text:span><text:line-break/></text:p>
      <text:p text:style-name="P6">Ahora vamos a inicializar nuestro respositorio git en la carpeta de nuestro proyecto<text:line-break/></text:p>
      <text:p text:style-name="P6">laravel</text:p>
      <text:p text:style-name="P6">cd social</text:p>
      <text:p text:style-name="P6">git init</text:p>
      <text:p text:style-name="P6">git add . (para añadir todo)</text:p>
      <text:p text:style-name="P7">git commit -m “Install Laravel 5.6”</text:p>
      <text:p text:style-name="P6"/>
      <text:p text:style-name="P8"><text:span text:style-name="T4">Para que no tengamos que estar siempre metiendo el usuario y la contraseña, recomiendo usar el modo de conexión por ssh en git: </text:span><text:a xlink:type="simple" xlink:href="https://help.github.com/es/github/authenticating-to-github/connecting-to-github-with-ssh" text:style-name="Internet_20_link" text:visited-style-name="Visited_20_Internet_20_Link"><text:span text:style-name="T4">Conectar a GitHub con SSH</text:span></text:a></text:p>
      <text:p text:style-name="P8"/>
      <text:p text:style-name="P9"><text:span text:style-name="T5">Si nos da problemas con los permisos, podemos arreglarlo con lo siguiente estando dentro de la carpeta del proyecto:<text:line-break/></text:span><text:span text:style-name="T2">sudo chown -R $USER .</text:span><text:span text:style-name="T6"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F" svg:font-family="" style:font-family-generic="roman"/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5:09:31.549027857</meta:creation-date>
    <dc:date>2020-05-01T17:29:47.822101023</dc:date>
    <meta:editing-duration>PT1H34M31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120" meta:character-count="706" meta:non-whitespace-character-count="594"/>
  </office:meta>
</office:document-meta>
</file>